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M Sans 171" svg:font-family="'LM Sans 17'" style:font-adornments="17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507cm" draw:marker-end="Arrow" draw:marker-end-width="0.3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431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292cm" fo:min-width="3.04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0.8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7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093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ffd320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0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3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495cm"/>
    </style:style>
    <style:style style:name="P1" style:family="paragraph">
      <style:paragraph-properties fo:text-align="center"/>
    </style:style>
    <style:style style:name="P2" style:family="paragraph">
      <style:text-properties style:font-name="LM Sans 171" fo:font-size="18pt" style:font-size-asian="18pt" style:font-size-complex="18pt"/>
    </style:style>
    <style:style style:name="T1" style:family="text">
      <style:text-properties style:font-name="LM Sans 171" fo:font-size="18pt" style:font-size-asian="18pt" style:font-size-complex="18pt"/>
    </style:style>
    <style:style style:name="T2" style:family="text">
      <style:text-properties style:text-position="super 58%" style:font-name="LM Sans 17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022cm" svg:height="1.599cm" draw:transform="skewX (0.330216294477327) rotate (-2.27311681779742) translate (15.8789594922743cm 4.87103231207813cm)" svg:viewBox="0 0 2023 1600" svg:d="M0 1600c1577-2 2023-1600 2023-1600">
          <text:p/>
        </draw:path>
        <draw:path draw:style-name="gr2" draw:text-style-name="P1" draw:layer="layout" svg:width="4.579cm" svg:height="0.693cm" draw:transform="skewX (-0.00104719755119656) rotate (2.10975399981075) translate (13.7654789370916cm 6.98397690906608cm)" svg:viewBox="0 0 4580 694" svg:d="M0 694c2425 1 4550-694 4580-676l-30-18">
          <text:p/>
        </draw:path>
        <draw:path draw:style-name="gr1" draw:text-style-name="P1" draw:layer="layout" svg:width="1.706cm" svg:height="0.842cm" draw:transform="skewX (-0.0345575191894877) rotate (-1.36572013968556) translate (11.3480000184619cm 3.14499999548924cm)" svg:viewBox="0 0 1707 843" svg:d="M0 0c1119 0 1707 843 1707 843">
          <text:p/>
        </draw:path>
        <draw:custom-shape draw:style-name="gr3" draw:text-style-name="P1" draw:layer="layout" svg:width="5.08cm" svg:height="5.08cm" svg:x="10.544cm" svg:y="2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35cm" svg:height="0.635cm" svg:x="14.948cm" svg:y="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127cm" svg:y1="1.778cm" svg:x2="13.127cm" svg:y2="2.286cm">
          <text:p/>
        </draw:line>
        <draw:line draw:style-name="gr5" draw:text-style-name="P1" draw:layer="layout" svg:x1="10.29cm" svg:y1="4.236cm" svg:x2="10.844cm" svg:y2="4.284cm">
          <text:p/>
        </draw:line>
        <draw:frame draw:style-name="gr6" draw:text-style-name="P2" draw:layer="layout" svg:width="1.378cm" svg:height="1.183cm" svg:x="13.27cm" svg:y="0.998cm">
          <draw:text-box>
            <text:p><text:span text:style-name="T1">0 …</text:span></text:p>
          </draw:text-box>
        </draw:frame>
        <draw:frame draw:style-name="gr7" draw:text-style-name="P2" draw:layer="layout" svg:width="2.4cm" svg:height="1.183cm" svg:x="10.668cm" svg:y="0.998cm">
          <draw:text-box>
            <text:p><text:span text:style-name="T1">… </text:span><text:span text:style-name="T1">2</text:span><text:span text:style-name="T2">160</text:span><text:span text:style-name="T1">-1</text:span></text:p>
          </draw:text-box>
        </draw:frame>
        <draw:frame draw:style-name="gr8" draw:text-style-name="P2" draw:layer="layout" svg:width="2.593cm" svg:height="1.183cm" svg:x="7.832cm" svg:y="3.523cm">
          <draw:text-box>
            <text:p><text:span text:style-name="T1">Infohash</text:span></text:p>
          </draw:text-box>
        </draw:frame>
        <draw:custom-shape draw:style-name="gr9" draw:text-style-name="P1" draw:layer="layout" svg:width="0.635cm" svg:height="0.635cm" svg:x="14.181cm" svg:y="6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0.862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0.3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4.541cm" svg:height="1.183cm" svg:x="15.533cm" svg:y="2.324cm">
          <draw:text-box>
            <text:p><text:span text:style-name="T1">Ausgangsknoten</text:span></text:p>
          </draw:text-box>
        </draw:frame>
        <draw:frame draw:style-name="gr12" draw:text-style-name="P2" draw:layer="layout" svg:width="3.821cm" svg:height="1.183cm" svg:x="14.867cm" svg:y="6.186cm">
          <draw:text-box>
            <text:p><text:span text:style-name="T1">Weiterleitung</text:span></text:p>
          </draw:text-box>
        </draw:frame>
        <draw:frame draw:style-name="gr12" draw:text-style-name="P2" draw:layer="layout" svg:width="3.821cm" svg:height="1.183cm" svg:x="7.135cm" svg:y="1.826cm">
          <draw:text-box>
            <text:p><text:span text:style-name="T1">Weiterleitung</text:span></text:p>
          </draw:text-box>
        </draw:frame>
        <draw:frame draw:style-name="gr13" draw:text-style-name="P2" draw:layer="layout" svg:width="3.995cm" svg:height="1.183cm" svg:x="6.388cm" svg:y="4.818cm">
          <draw:text-box>
            <text:p><text:span text:style-name="T1">Peer-Adress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M Sans 171" svg:font-family="'LM Sans 17'" style:font-adornments="17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Schindler</meta:initial-creator>
    <meta:creation-date>2015-10-08T10:20:05.527513057</meta:creation-date>
    <dc:date>2015-10-12T14:07:27.030478424</dc:date>
    <dc:creator>Stefan Schindler</dc:creator>
    <meta:editing-duration>PT16M15S</meta:editing-duration>
    <meta:editing-cycles>4</meta:editing-cycles>
    <meta:generator>LibreOffice/4.3.3.2$Linux_X86_64 LibreOffice_project/430m0$Build-2</meta:generator>
    <meta:document-statistic meta:object-count="17"/>
  </office:meta>
</office:document-meta>
</file>